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5.623cm" fo:margin-left="-0.191cm" table:align="left" style:writing-mode="lr-tb"/>
    </style:style>
    <style:style style:name="Table1.A" style:family="table-column">
      <style:table-column-properties style:column-width="3.048cm"/>
    </style:style>
    <style:style style:name="Table1.B" style:family="table-column">
      <style:table-column-properties style:column-width="4.445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4.6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15.621cm" fo:margin-left="-0.191cm" table:align="left" style:writing-mode="lr-tb"/>
    </style:style>
    <style:style style:name="Table2.A" style:family="table-column">
      <style:table-column-properties style:column-width="4.636cm"/>
    </style:style>
    <style:style style:name="Table2.B" style:family="table-column">
      <style:table-column-properties style:column-width="10.98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P1" style:family="paragraph" style:parent-style-name="Heading">
      <style:paragraph-properties fo:margin-top="0cm" fo:margin-bottom="0.635cm" style:contextual-spacing="false" fo:text-align="center" style:justify-single-word="false"/>
      <style:text-properties style:font-name="Book Antiqua" fo:font-size="14pt" style:text-underline-style="solid" style:text-underline-width="auto" style:text-underline-color="font-color" officeooo:paragraph-rsid="000a4557" style:font-size-asian="14pt" style:font-name-complex="Book Antiqua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Book Antiqua" style:font-name-complex="Book Antiqua"/>
    </style:style>
    <style:style style:name="P3" style:family="paragraph" style:parent-style-name="Standard">
      <style:text-properties style:font-name="Book Antiqua" fo:language="en" fo:country="AU" style:font-name-complex="Book Antiqua"/>
    </style:style>
    <style:style style:name="P4" style:family="paragraph" style:parent-style-name="Standard">
      <style:text-properties style:font-name="Book Antiqua" fo:language="en" fo:country="AU" officeooo:rsid="000a4557" officeooo:paragraph-rsid="000a4557" style:font-name-complex="Book Antiqua"/>
    </style:style>
    <style:style style:name="P5" style:family="paragraph" style:parent-style-name="Standard">
      <style:text-properties style:font-name="Book Antiqua" style:font-name-complex="Book Antiqua"/>
    </style:style>
    <style:style style:name="P6" style:family="paragraph" style:parent-style-name="Standard" style:list-style-name="WW8Num7">
      <style:text-properties style:font-name="Book Antiqua" fo:language="en" fo:country="AU" officeooo:paragraph-rsid="000a4557" style:font-name-complex="Book Antiqua"/>
    </style:style>
    <style:style style:name="P7" style:family="paragraph" style:parent-style-name="Standard">
      <style:paragraph-properties fo:text-align="end" style:justify-single-word="false"/>
      <style:text-properties style:font-name="Book Antiqua" fo:font-weight="bold" style:font-weight-asian="bold" style:font-name-complex="Book Antiqua"/>
    </style:style>
    <style:style style:name="P8" style:family="paragraph" style:parent-style-name="Standard" style:list-style-name="WW8Num1">
      <style:text-properties style:font-name="Book Antiqua" fo:language="en" fo:country="AU" officeooo:paragraph-rsid="000a4557" style:font-name-complex="Book Antiqua"/>
    </style:style>
    <style:style style:name="P9" style:family="paragraph" style:parent-style-name="Standard">
      <style:text-properties style:font-name="Book Antiqua" fo:language="en" fo:country="AU" officeooo:paragraph-rsid="000a4557" style:font-name-complex="Book Antiqua"/>
    </style:style>
    <style:style style:name="P10" style:family="paragraph" style:parent-style-name="Standard" style:list-style-name="L1">
      <style:text-properties style:font-name="Book Antiqua" fo:language="en" fo:country="AU" officeooo:paragraph-rsid="000a4557" style:font-name-complex="Book Antiqua"/>
    </style:style>
    <style:style style:name="P11" style:family="paragraph" style:parent-style-name="Standard" style:list-style-name="L1">
      <style:text-properties style:font-name="Book Antiqua" fo:language="en" fo:country="AU" style:font-name-complex="Book Antiqua"/>
    </style:style>
    <style:style style:name="P12" style:family="paragraph" style:parent-style-name="Standard" style:list-style-name="WW8Num2"/>
    <style:style style:name="P13" style:family="paragraph" style:parent-style-name="Standard">
      <style:text-properties style:font-name="Book Antiqua" fo:language="en" fo:country="AU" officeooo:paragraph-rsid="000a6eca" style:font-name-complex="Book Antiqua"/>
    </style:style>
    <style:style style:name="P14" style:family="paragraph" style:parent-style-name="Standard" style:list-style-name="L2">
      <style:text-properties style:font-name="Book Antiqua" fo:language="en" fo:country="AU" officeooo:paragraph-rsid="000a6eca" style:font-name-complex="Book Antiqua"/>
    </style:style>
    <style:style style:name="P15" style:family="paragraph" style:parent-style-name="Standard" style:list-style-name="WW8Num5">
      <style:text-properties style:font-name="Book Antiqua" fo:language="en" fo:country="AU" style:font-name-complex="Book Antiqua"/>
    </style:style>
    <style:style style:name="P16" style:family="paragraph" style:parent-style-name="Standard" style:list-style-name="WW8Num5">
      <style:text-properties style:font-name="Book Antiqua" fo:language="en" fo:country="AU" officeooo:rsid="000a6eca" officeooo:paragraph-rsid="000a6eca" style:font-name-complex="Book Antiqua"/>
    </style:style>
    <style:style style:name="P17" style:family="paragraph" style:parent-style-name="Standard" style:list-style-name="WW8Num5">
      <style:text-properties style:font-name="Book Antiqua" fo:language="en" fo:country="AU" officeooo:paragraph-rsid="000a6eca" style:font-name-complex="Book Antiqua"/>
    </style:style>
    <style:style style:name="P18" style:family="paragraph" style:parent-style-name="Standard">
      <style:text-properties style:font-name="Book Antiqua" officeooo:rsid="000a6eca" officeooo:paragraph-rsid="000a6eca" style:font-name-complex="Book Antiqua"/>
    </style:style>
    <style:style style:name="P19" style:family="paragraph" style:parent-style-name="Standard" style:list-style-name="WW8Num8">
      <style:text-properties style:font-name="Book Antiqua" fo:language="en" fo:country="AU" style:font-name-complex="Book Antiqua"/>
    </style:style>
    <style:style style:name="P20" style:family="paragraph" style:parent-style-name="Standard" style:list-style-name="WW8Num8">
      <style:text-properties style:font-name="Book Antiqua" fo:language="en" fo:country="AU" officeooo:rsid="000af45a" officeooo:paragraph-rsid="000af45a" style:font-name-complex="Book Antiqua"/>
    </style:style>
    <style:style style:name="P21" style:family="paragraph" style:parent-style-name="Standard" style:list-style-name="WW8Num4">
      <style:text-properties style:font-name="Book Antiqua" fo:language="en" fo:country="AU" style:font-name-complex="Book Antiqua"/>
    </style:style>
    <style:style style:name="P22" style:family="paragraph" style:parent-style-name="Standard">
      <style:text-properties style:font-name="Book Antiqua" officeooo:rsid="000737b2" officeooo:paragraph-rsid="000737b2" style:font-name-complex="Book Antiqua"/>
    </style:style>
    <style:style style:name="P23" style:family="paragraph" style:parent-style-name="Standard">
      <style:text-properties style:font-name="Book Antiqua" officeooo:rsid="000737b2" officeooo:paragraph-rsid="000c53dc" style:font-name-complex="Book Antiqua"/>
    </style:style>
    <style:style style:name="P24" style:family="paragraph" style:parent-style-name="Standard" style:list-style-name="L3">
      <style:text-properties style:font-name="Book Antiqua" officeooo:rsid="000737b2" officeooo:paragraph-rsid="000737b2" style:font-name-complex="Book Antiqua"/>
    </style:style>
    <style:style style:name="P25" style:family="paragraph" style:parent-style-name="Standard" style:list-style-name="L3">
      <style:text-properties style:font-name="Book Antiqua" officeooo:rsid="000737b2" officeooo:paragraph-rsid="000c53dc" style:font-name-complex="Book Antiqua"/>
    </style:style>
    <style:style style:name="P26" style:family="paragraph" style:parent-style-name="Standard">
      <style:text-properties style:font-name="Book Antiqua" officeooo:rsid="000c53dc" officeooo:paragraph-rsid="000c53dc" style:font-name-complex="Book Antiqua"/>
    </style:style>
    <style:style style:name="P27" style:family="paragraph" style:parent-style-name="Standard" style:list-style-name="L4">
      <style:text-properties style:font-name="Book Antiqua" officeooo:rsid="000c53dc" officeooo:paragraph-rsid="000c53dc" style:font-name-complex="Book Antiqua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Book Antiqua" officeooo:rsid="000c53dc" officeooo:paragraph-rsid="000c53dc" style:font-name-complex="Book Antiqua"/>
    </style:style>
    <style:style style:name="P29" style:family="paragraph" style:parent-style-name="Standard">
      <style:paragraph-properties fo:text-align="start" style:justify-single-word="false"/>
      <style:text-properties style:font-name="Book Antiqua" officeooo:rsid="000c53dc" officeooo:paragraph-rsid="000c53dc" style:font-name-complex="Book Antiqua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Book Antiqua" officeooo:rsid="000c53dc" officeooo:paragraph-rsid="000c53dc" style:font-name-complex="Book Antiqua"/>
    </style:style>
    <style:style style:name="P31" style:family="paragraph" style:parent-style-name="Standard" style:list-style-name="L3">
      <style:text-properties officeooo:rsid="000737b2" officeooo:paragraph-rsid="000737b2"/>
    </style:style>
    <style:style style:name="T1" style:family="text">
      <style:text-properties officeooo:rsid="000a4557"/>
    </style:style>
    <style:style style:name="T2" style:family="text">
      <style:text-properties officeooo:rsid="0007808e"/>
    </style:style>
    <style:style style:name="T3" style:family="text">
      <style:text-properties style:font-name="Book Antiqua" fo:language="en" fo:country="AU" style:font-name-complex="Book Antiqua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a6eca"/>
    </style:style>
    <style:style style:name="T7" style:family="text">
      <style:text-properties officeooo:rsid="000af45a"/>
    </style:style>
    <style:style style:name="T8" style:family="text">
      <style:text-properties officeooo:rsid="000c53dc"/>
    </style:style>
    <style:style style:name="T9" style:family="text">
      <style:text-properties style:font-name="Book Antiqua" style:font-name-complex="Book Antiqu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OGIN TO ACCOUNT</text:span><text:span text:style-name="T2"> </text:span>USE CASE SPECIFICATION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Use Case ID:<text:span text:style-name="T3"/></text:p>
          </table:table-cell>
          <table:table-cell table:style-name="Table1.B1" table:number-columns-spanned="3" office:value-type="string">
            <text:p text:style-name="P3">00<text:span text:style-name="T1">2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Use Case Name:</text:p>
          </table:table-cell>
          <table:table-cell table:style-name="Table1.B2" table:number-columns-spanned="3" office:value-type="string">
            <text:p text:style-name="P4">Login to account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Created By:</text:p>
          </table:table-cell>
          <table:table-cell table:style-name="Table1.B3" office:value-type="string">
            <text:p text:style-name="P3">Tejas P S<text:span text:style-name="T3"/></text:p>
          </table:table-cell>
          <table:table-cell table:style-name="Table1.B3" office:value-type="string">
            <text:p text:style-name="P2">Last Updated By:</text:p>
          </table:table-cell>
          <table:table-cell table:style-name="Table1.B2" office:value-type="string">
            <text:p text:style-name="P3">N/A<text:span text:style-name="T3"/></text:p>
          </table:table-cell>
        </table:table-row>
        <table:table-row table:style-name="Table1.1">
          <table:table-cell table:style-name="Table1.A4" office:value-type="string">
            <text:p text:style-name="P2">Date Created:</text:p>
          </table:table-cell>
          <table:table-cell table:style-name="Table1.B4" office:value-type="string">
            <text:p text:style-name="P4">13<text:span text:style-name="T4">th</text:span> October 2025</text:p>
          </table:table-cell>
          <table:table-cell table:style-name="Table1.B4" office:value-type="string">
            <text:p text:style-name="P2">Date Last Updated:</text:p>
          </table:table-cell>
          <table:table-cell table:style-name="Table1.D4" office:value-type="string">
            <text:p text:style-name="P3">N/A<text:span text:style-name="T3"/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Actors:<text:span text:style-name="T3"/></text:p>
          </table:table-cell>
          <table:table-cell table:style-name="Table2.B1" office:value-type="string">
            <text:p text:style-name="P3">Student</text:p>
          </table:table-cell>
        </table:table-row>
        <table:table-row table:style-name="Table2.1">
          <table:table-cell table:style-name="Table2.A2" office:value-type="string">
            <text:p text:style-name="P2">Description:</text:p>
          </table:table-cell>
          <table:table-cell table:style-name="Table2.B2" office:value-type="string">
            <text:p text:style-name="P5">This use case allows a student to securely log in to the ride-sharing system using their university email and password.</text:p>
          </table:table-cell>
        </table:table-row>
        <table:table-row table:style-name="Table2.1">
          <table:table-cell table:style-name="Table2.A2" office:value-type="string">
            <text:p text:style-name="P2">Preconditions:</text:p>
          </table:table-cell>
          <table:table-cell table:style-name="Table2.B2" office:value-type="string">
            <text:p text:style-name="P5">The student has already created an account in the system.</text:p>
          </table:table-cell>
        </table:table-row>
        <table:table-row table:style-name="Table2.1">
          <table:table-cell table:style-name="Table2.A2" office:value-type="string">
            <text:p text:style-name="P2">Post conditions:</text:p>
          </table:table-cell>
          <table:table-cell table:style-name="Table2.B2" office:value-type="string">
            <text:list text:style-name="WW8Num7">
              <text:list-item>
                <text:p text:style-name="P6">The user is successfully authenticated and granted access to their account.</text:p>
              </text:list-item>
              <text:list-item>
                <text:p text:style-name="P6">A user session is created and the user's details are loaded.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7">Normal Flow:</text:p>
          </table:table-cell>
          <table:table-cell table:style-name="Table2.B2" office:value-type="string">
            <text:list text:style-name="WW8Num1">
              <text:list-item>
                <text:p text:style-name="P8">The user navigates to the login screen.</text:p>
              </text:list-item>
              <text:list-item>
                <text:p text:style-name="P8">The system prompts the user to enter their university email address and password.</text:p>
              </text:list-item>
              <text:list-item>
                <text:p text:style-name="P8">The user enters the correct credentials.</text:p>
              </text:list-item>
              <text:list-item>
                <text:p text:style-name="P8">The system validates the email and password against the stored user data.<text:span text:style-name="T1">[A-1][A-2]</text:span></text:p>
              </text:list-item>
              <text:list-item>
                <text:p text:style-name="P8">Upon successful validation, the system logs the user in and redirects them to the main dashboard.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7">Alternative Flows:</text:p>
          </table:table-cell>
          <table:table-cell table:style-name="Table2.B2" office:value-type="string">
            <text:p text:style-name="P9">A-1: I<text:span text:style-name="T5">ncorrect Password</text:span>:</text:p>
            <text:list text:style-name="L1">
              <text:list-item>
                <text:p text:style-name="P10">The user enters the correct university email but an incorrect password.</text:p>
              </text:list-item>
              <text:list-item>
                <text:p text:style-name="P10">The system displays an error message stating "Invalid email or password."</text:p>
              </text:list-item>
              <text:list-item>
                <text:p text:style-name="P11">The user is prompted to try again.</text:p>
              </text:list-item>
            </text:list>
            <text:list text:style-name="WW8Num2">
              <text:list-header>
                <text:p text:style-name="P12"><text:span text:style-name="T3"/></text:p>
              </text:list-header>
            </text:list>
            <text:p text:style-name="P13"><text:soft-page-break/>A-2: <text:span text:style-name="T5">Unregistered Email</text:span>:</text:p>
            <text:list text:style-name="L2">
              <text:list-item>
                <text:p text:style-name="P14">The user enters an email address that is not registered in the system.</text:p>
              </text:list-item>
              <text:list-item>
                <text:p text:style-name="P14">The system displays an error message stating "Invalid email or password."</text:p>
              </text:list-item>
              <text:list-item>
                <text:p text:style-name="P14">The user is prompted to try again or create a new account.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2">Exceptions:</text:p>
          </table:table-cell>
          <table:table-cell table:style-name="Table2.B2" office:value-type="string">
            <text:list text:style-name="WW8Num5">
              <text:list-item>
                <text:p text:style-name="P15"><text:span text:style-name="T5">Account Disabled</text:span>:</text:p>
                <text:p text:style-name="P16">I. The user enters credentials for an account that has been disabled or suspended.</text:p>
                <text:p text:style-name="P17"><text:span text:style-name="T6">II. </text:span>The system displays a specific message indicating that the account is not active.</text:p>
              </text:list-item>
              <text:list-item>
                <text:p text:style-name="P15"><text:span text:style-name="T5">Server Error</text:span>: </text:p>
                <text:p text:style-name="P16">I. A system or database error occurs during the authentication process.</text:p>
                <text:p text:style-name="P16">II. The system displays a generic error message, such as "An unexpected error occurred. Please try again later."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2">Includes:</text:p>
          </table:table-cell>
          <table:table-cell table:style-name="Table2.B2" office:value-type="string">
            <text:p text:style-name="P18">Create Account</text:p>
          </table:table-cell>
        </table:table-row>
        <table:table-row table:style-name="Table2.1">
          <table:table-cell table:style-name="Table2.A2" office:value-type="string">
            <text:p text:style-name="P2">Priority:</text:p>
          </table:table-cell>
          <table:table-cell table:style-name="Table2.B2" office:value-type="string">
            <text:p text:style-name="P3">High<text:span text:style-name="T3"/></text:p>
          </table:table-cell>
        </table:table-row>
        <table:table-row table:style-name="Table2.1">
          <table:table-cell table:style-name="Table2.A2" office:value-type="string">
            <text:p text:style-name="P2">Frequency of Use:</text:p>
          </table:table-cell>
          <table:table-cell table:style-name="Table2.B2" office:value-type="string">
            <text:p text:style-name="P3">Frequent</text:p>
          </table:table-cell>
        </table:table-row>
        <table:table-row table:style-name="Table2.1">
          <table:table-cell table:style-name="Table2.A2" office:value-type="string">
            <text:p text:style-name="P2">Business Rules:</text:p>
          </table:table-cell>
          <table:table-cell table:style-name="Table2.B2" office:value-type="string">
            <text:list text:style-name="WW8Num8">
              <text:list-item>
                <text:p text:style-name="P19">Only registered users with valid credentials can log in.</text:p>
              </text:list-item>
              <text:list-item>
                <text:p text:style-name="P19">The system should not reveal which specific credential (email or password) is incorrect for security reasons.</text:p>
              </text:list-item>
              <text:list-item>
                <text:p text:style-name="P20">A user can have only one active session at a time.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2">Assumptions:</text:p>
          </table:table-cell>
          <table:table-cell table:style-name="Table2.B2" office:value-type="string">
            <text:list text:style-name="WW8Num4">
              <text:list-item>
                <text:p text:style-name="P21">The system has a secure method for storing and validating passwords (e.g., using hashing).</text:p>
              </text:list-item>
              <text:list-item>
                <text:p text:style-name="P21">The user has access to a working internet connection.</text:p>
              </text:list-item>
            </text:list>
          </table:table-cell>
        </table:table-row>
      </table:table>
      <text:p text:style-name="P3"/>
      <text:p text:style-name="P5">Analysis Classes: </text:p>
      <text:p text:style-name="P22">Iteration 1: <text:span text:style-name="T7">Student, Account, Credentials, Login Session</text:span></text:p>
      <text:p text:style-name="P22"/>
      <text:p text:style-name="P22">Iteration 2: <text:span text:style-name="T8">Account</text:span><text:span text:style-name="T7">(Email ID, passwordHash)</text:span></text:p>
      <text:p text:style-name="P22"/>
      <text:p text:style-name="P23"><text:soft-page-break/>Iteration 3: </text:p>
      <text:p text:style-name="P23">Account:</text:p>
      <text:list xml:id="list1592605805" text:style-name="L3">
        <text:list-item>
          <text:p text:style-name="P24">Attributes: </text:p>
          <text:list>
            <text:list-item>
              <text:p text:style-name="P25">emailAddress: String</text:p>
            </text:list-item>
            <text:list-item>
              <text:p text:style-name="P25">passwordHash: String</text:p>
            </text:list-item>
            <text:list-item>
              <text:p text:style-name="P25">isActive: boolean (to handle disabled accounts)</text:p>
            </text:list-item>
          </text:list>
        </text:list-item>
      </text:list>
      <text:p text:style-name="P23"/>
      <text:p text:style-name="P26">LoginService:</text:p>
      <text:list text:style-name="L4">
        <text:list-item>
          <text:p text:style-name="P27">Attributes:</text:p>
          <text:list>
            <text:list-item>
              <text:p text:style-name="P28">userRepository: Reference to the data access layer</text:p>
            </text:list-item>
          </text:list>
        </text:list-item>
        <text:list-item>
          <text:p text:style-name="P28">Behavior:</text:p>
          <text:list>
            <text:list-item>
              <text:p text:style-name="P28">login(email, password)</text:p>
            </text:list-item>
            <text:list-item>
              <text:p text:style-name="P28">isAuthenticated(): Checks if the user’s session is active.</text:p>
            </text:list-item>
            <text:list-item>
              <text:p text:style-name="P28">isAccountActive(email)</text:p>
            </text:list-item>
          </text:list>
        </text:list-item>
      </text:list>
      <text:p text:style-name="P29">UserRepository:</text:p>
      <text:list text:style-name="L5">
        <text:list-item>
          <text:p text:style-name="P30">Behavior:</text:p>
          <text:list>
            <text:list-item>
              <text:p text:style-name="P30">findByEmail(email)</text:p>
            </text:list-item>
          </text:list>
        </text:list-item>
      </text:list>
      <text:p text:style-name="P23"/>
      <text:list text:continue-list="list1592605805" text:style-name="L3">
        <text:list-item>
          <text:list>
            <text:list-header>
              <text:p text:style-name="P31"><text:span text:style-name="T9"/></text:p>
            </text:list-header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IN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1.27cm" style:contextual-spacing="false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7z0" style:family="text"/>
    <style:style style:name="WW8Num8z0" style:family="text"/>
    <style:style style:name="WW8Num11z0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USE CASE TEMPLATE</dc:title>
    <dc:subject/>
    <meta:keyword/>
    <meta:initial-creator>salman</meta:initial-creator>
    <meta:creation-date>2025-09-07T21:03:00</meta:creation-date>
    <dc:date>2025-10-13T16:42:56.936250916</dc:date>
    <meta:editing-cycles>5</meta:editing-cycles>
    <meta:editing-duration>PT2H41M22S</meta:editing-duration>
    <meta:generator>LibreOffice/25.2.6.2$Linux_X86_64 LibreOffice_project/520$Build-2</meta:generator>
    <meta:document-statistic meta:table-count="2" meta:image-count="0" meta:object-count="0" meta:page-count="3" meta:paragraph-count="77" meta:word-count="439" meta:character-count="2696" meta:non-whitespace-character-count="2361"/>
  </office:meta>
</office:document-meta>
</file>